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99.04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34.95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11"/>
  </office:automatic-styles>
  <office:body>
    <office:spreadsheet>
      <table:calculation-settings table:automatic-find-labels="false"/>
      <table:table table:name="final_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number-columns-repeated="5" table:default-cell-style-name="Default"/>
        <table:table-row table:style-name="ro1">
          <table:table-cell table:style-name="ce1" office:value-type="string" calcext:value-type="string">
            <text:p>num sections</text:p>
          </table:table-cell>
          <table:table-cell table:style-name="ce1" office:value-type="string" calcext:value-type="string">
            <text:p>num hidden neurons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wrong</text:p>
          </table:table-cell>
          <table:table-cell office:value-type="string" calcext:value-type="string">
            <text:p>percent</text:p>
          </table:table-cell>
          <table:table-cell table:number-columns-repeated="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78" calcext:value-type="float">
            <text:p>178</text:p>
          </table:table-cell>
          <table:table-cell office:value-type="percentage" office:value="0.258333333333333" calcext:value-type="percentage">
            <text:p>25.83%</text:p>
          </table:table-cell>
          <table:table-cell table:number-columns-repeated="4"/>
          <table:table-cell table:style-name="ce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46" calcext:value-type="float">
            <text:p>146</text:p>
          </table:table-cell>
          <table:table-cell office:value-type="percentage" office:value="0.391666666666667" calcext:value-type="percentage">
            <text:p>39.17%</text:p>
          </table:table-cell>
          <table:table-cell table:number-columns-repeated="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38" calcext:value-type="float">
            <text:p>138</text:p>
          </table:table-cell>
          <table:table-cell office:value-type="percentage" office:value="0.425" calcext:value-type="percentage">
            <text:p>42.50%</text:p>
          </table:table-cell>
          <table:table-cell table:number-columns-repeated="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34" calcext:value-type="float">
            <text:p>134</text:p>
          </table:table-cell>
          <table:table-cell office:value-type="percentage" office:value="0.441666666666667" calcext:value-type="percentage">
            <text:p>44.17%</text:p>
          </table:table-cell>
          <table:table-cell table:number-columns-repeated="5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41" calcext:value-type="float">
            <text:p>141</text:p>
          </table:table-cell>
          <table:table-cell office:value-type="percentage" office:value="0.4125" calcext:value-type="percentage">
            <text:p>41.25%</text:p>
          </table:table-cell>
          <table:table-cell table:number-columns-repeated="5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38" calcext:value-type="float">
            <text:p>138</text:p>
          </table:table-cell>
          <table:table-cell office:value-type="percentage" office:value="0.425" calcext:value-type="percentage">
            <text:p>42.50%</text:p>
          </table:table-cell>
          <table:table-cell table:number-columns-repeated="5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47" calcext:value-type="float">
            <text:p>147</text:p>
          </table:table-cell>
          <table:table-cell office:value-type="percentage" office:value="0.3875" calcext:value-type="percentage">
            <text:p>38.75%</text:p>
          </table:table-cell>
          <table:table-cell table:number-columns-repeated="5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49" calcext:value-type="float">
            <text:p>149</text:p>
          </table:table-cell>
          <table:table-cell office:value-type="percentage" office:value="0.379166666666667" calcext:value-type="percentage">
            <text:p>37.92%</text:p>
          </table:table-cell>
          <table:table-cell table:number-columns-repeated="5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143" calcext:value-type="float">
            <text:p>143</text:p>
          </table:table-cell>
          <table:table-cell office:value-type="percentage" office:value="0.404166666666667" calcext:value-type="percentage">
            <text:p>40.42%</text:p>
          </table:table-cell>
          <table:table-cell table:number-columns-repeated="5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42" calcext:value-type="float">
            <text:p>142</text:p>
          </table:table-cell>
          <table:table-cell office:value-type="percentage" office:value="0.408333333333333" calcext:value-type="percentage">
            <text:p>40.83%</text:p>
          </table:table-cell>
          <table:table-cell table:number-columns-repeated="5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36" calcext:value-type="float">
            <text:p>136</text:p>
          </table:table-cell>
          <table:table-cell office:value-type="percentage" office:value="0.433333333333333" calcext:value-type="percentage">
            <text:p>43.33%</text:p>
          </table:table-cell>
          <table:table-cell table:number-columns-repeated="5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38" calcext:value-type="float">
            <text:p>138</text:p>
          </table:table-cell>
          <table:table-cell office:value-type="percentage" office:value="0.425" calcext:value-type="percentage">
            <text:p>42.50%</text:p>
          </table:table-cell>
          <table:table-cell table:number-columns-repeated="5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41" calcext:value-type="float">
            <text:p>141</text:p>
          </table:table-cell>
          <table:table-cell office:value-type="percentage" office:value="0.4125" calcext:value-type="percentage">
            <text:p>41.25%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ach data point was measured 30 times for each of the 8 species tested.</text:p>
          </table:table-cell>
          <table:table-cell table:number-columns-repeated="9"/>
        </table:table-row>
        <table:table-row table:style-name="ro1" table:number-rows-repeated="104855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final_output.A1:final_output.E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7T09:02:00.642105739</dc:date>
    <meta:editing-duration>PT2M5S</meta:editing-duration>
    <meta:editing-cycles>2</meta:editing-cycles>
    <meta:generator>LibreOffice/5.0.2.2$Linux_X86_64 LibreOffice_project/00m0$Build-2</meta:generator>
    <meta:document-statistic meta:table-count="1" meta:cell-count="71" meta:object-count="0"/>
  </office:meta>
</office:document-meta>
</file>